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5000001A4E5266ACDCE6F397D.png" manifest:media-type="image/png"/>
  <manifest:file-entry manifest:full-path="Pictures/10000201000001A4000001A603816BCB71773244.png" manifest:media-type="image/png"/>
  <manifest:file-entry manifest:full-path="Pictures/200000020000010100000113BBB49B75D6FCE9C8.eps" manifest:media-type="image/x-eps"/>
  <manifest:file-entry manifest:full-path="Pictures/200000020000010500000119A004C6DF4FC27517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782" officeooo:paragraph-rsid="00142782"/>
    </style:style>
    <style:style style:name="T1" style:family="text">
      <style:text-properties officeooo:rsid="00142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0.245cm" svg:y="0cm" svg:width="9.208cm" svg:height="9.913cm" draw:z-index="0"><draw:image xlink:href="Pictures/200000020000010500000119A004C6DF4FC27517.eps" xlink:type="simple" xlink:show="embed" xlink:actuate="onLoad"/></draw:frame></text:p>
      <text:p text:style-name="Standard"/>
      <text:p text:style-name="Standard"><text:s text:c="7"/></text:p>
      <text:p text:style-name="Standard"><draw:frame draw:style-name="fr1" draw:name="Obraz3" text:anchor-type="paragraph" svg:x="9.451cm" svg:y="0.228cm" svg:width="7.9cm" svg:height="7.938cm" draw:z-index="2"><draw:image xlink:href="Pictures/10000201000001A4000001A603816BCB71773244.png" xlink:type="simple" xlink:show="embed" xlink:actuate="onLoad"/></draw:frame></text:p>
      <text:p text:style-name="Standard"><text:s text:c="2"/></text:p>
      <text:p text:style-name="Standard"><text:s text:c="100"/></text:p>
      <text:p text:style-name="Standard"><draw:frame draw:style-name="fr1" draw:name="Obraz2" text:anchor-type="paragraph" svg:x="-0.531cm" svg:y="0.032cm" svg:width="9.066cm" svg:height="9.701cm" draw:z-index="1"><draw:image xlink:href="Pictures/200000020000010100000113BBB49B75D6FCE9C8.eps" xlink:type="simple" xlink:show="embed" xlink:actuate="onLoad"/></draw:frame></text:p>
      <text:p text:style-name="Standard"/>
      <text:p text:style-name="Standard"/>
      <text:p text:style-name="Standard"><draw:frame draw:style-name="fr1" draw:name="Obraz4" text:anchor-type="paragraph" svg:x="8.749cm" svg:y="0.064cm" svg:width="8.04cm" svg:height="8.02cm" draw:z-index="3"><draw:image xlink:href="Pictures/10000201000001A5000001A4E5266ACDCE6F39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15:25.989404665</meta:creation-date>
    <dc:date>2018-11-26T22:08:08.502780998</dc:date>
    <meta:editing-duration>PT6S</meta:editing-duration>
    <meta:editing-cycles>1</meta:editing-cycles>
    <meta:document-statistic meta:table-count="0" meta:image-count="4" meta:object-count="0" meta:page-count="1" meta:paragraph-count="3" meta:word-count="0" meta:character-count="109" meta:non-whitespace-character-count="0"/>
    <meta:generator>LibreOffice/5.1.6.2$Linux_X86_64 LibreOffice_project/10m0$Build-2</meta:generator>
  </office:meta>
</office:document-meta>
</file>